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80829FC05E8F5203.png" manifest:media-type="image/png"/>
  <manifest:file-entry manifest:full-path="Pictures/1000000100000320000003209ED909940D3B09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051426"/>
    </style:style>
    <style:style style:name="gr1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2.607cm" fo:min-width="2.357cm"/>
      <style:paragraph-properties style:writing-mode="lr-tb"/>
    </style:style>
    <style:style style:name="gr2" style:family="graphic" style:parent-style-name="standard">
      <style:graphic-properties svg:stroke-color="#ff5429" svg:stroke-opacity="50%" draw:fill="solid" draw:fill-color="#ffbf00" draw:opacity="100%" draw:textarea-horizontal-align="justify" draw:textarea-vertical-align="middle" draw:auto-grow-height="false" fo:min-height="1.655cm" fo:min-width="1.405cm"/>
      <style:paragraph-properties style:writing-mode="lr-tb"/>
    </style:style>
    <style:style style:name="gr3" style:family="graphic" style:parent-style-name="standard">
      <style:graphic-properties svg:stroke-color="#ff8000"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svg:stroke-color="#ff8000" draw:marker-start="Arrowheads_20_3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svg:stroke-color="#ff8000" draw:marker-start="Arrowheads_20_5" draw:marker-start-width="0.3cm" draw:marker-end="Arrowheads_20_6" draw:marker-end-width="0.3cm" draw:textarea-vertical-align="middle"/>
    </style:style>
    <style:style style:name="gr6" style:family="graphic" style:parent-style-name="standard">
      <style:graphic-properties svg:stroke-color="#ff8000" draw:marker-start="Arrowheads_20_7" draw:marker-start-width="0.3cm" draw:marker-end="Arrowheads_20_8" draw:marker-end-width="0.3cm" draw:textarea-vertical-align="middle"/>
    </style:style>
    <style:style style:name="gr7" style:family="graphic" style:parent-style-name="standard">
      <style:graphic-properties svg:stroke-color="#ff8000" draw:marker-start="Arrowheads_20_9" draw:marker-start-width="0.3cm" draw:marker-end="Arrowheads_20_10" draw:marker-end-width="0.3cm" draw:textarea-vertical-align="middle"/>
    </style:style>
    <style:style style:name="gr8" style:family="graphic" style:parent-style-name="standard">
      <style:graphic-properties svg:stroke-color="#ff8000" draw:marker-start="Arrowheads_20_11" draw:marker-start-width="0.3cm" draw:marker-end="Arrowheads_20_12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3.627cm"/>
      <style:paragraph-properties style:writing-mode="lr-tb"/>
    </style:style>
    <style:style style:name="gr10" style:family="graphic" style:parent-style-name="objectwithoutfill">
      <style:graphic-properties draw:marker-end="Arrowheads_20_18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2.993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195cm" fo:min-width="3.31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655cm" fo:min-width="1.7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2.607cm" fo:min-width="1.723cm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2.925cm" fo:min-width="2.04cm"/>
      <style:paragraph-properties style:writing-mode="lr-tb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3.243cm" fo:min-width="3.628cm"/>
      <style:paragraph-properties style:writing-mode="lr-tb"/>
    </style:style>
    <style:style style:name="gr20" style:family="graphic" style:parent-style-name="objectwithoutfill">
      <style:graphic-properties draw:stroke="dash" draw:stroke-dash="Double_20_Dash_20__28_Rounded_29_" draw:marker-end="Arrowheads_20_16" draw:marker-end-width="0.3cm" svg:stroke-linecap="round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4.513cm" fo:min-width="3.945cm"/>
      <style:paragraph-properties style:writing-mode="lr-tb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2.607cm" fo:min-width="1.72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bf00" draw:opacity="10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ffff00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-color="#81d41a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loext:graphic-properties draw:fill-color="#cccccc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7cm" svg:height="2.857cm" svg:x="14.97cm" svg:y="6.08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8cm" svg:y="2.27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2cm" svg:y="6.715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8cm" svg:y="10.525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827cm" svg:y1="7.667cm" svg:x2="21.32cm" svg:y2="7.667cm">
          <text:p/>
        </draw:line>
        <draw:line draw:style-name="gr4" draw:text-style-name="P3" draw:layer="layout" svg:x1="16.24cm" svg:y1="6.08cm" svg:x2="18.78cm" svg:y2="3.222cm">
          <text:p/>
        </draw:line>
        <draw:line draw:style-name="gr5" draw:text-style-name="P3" draw:layer="layout" svg:x1="16.24cm" svg:y1="8.937cm" svg:x2="18.78cm" svg:y2="11.477cm">
          <text:p/>
        </draw:line>
        <draw:line draw:style-name="gr6" draw:text-style-name="P3" draw:layer="layout" svg:x1="20.685cm" svg:y1="3.222cm" svg:x2="22.272cm" svg:y2="6.715cm">
          <text:p/>
        </draw:line>
        <draw:line draw:style-name="gr7" draw:text-style-name="P3" draw:layer="layout" svg:x1="22.272cm" svg:y1="8.62cm" svg:x2="20.685cm" svg:y2="11.477cm">
          <text:p/>
        </draw:line>
        <draw:line draw:style-name="gr8" draw:text-style-name="P3" draw:layer="layout" svg:x1="19.732cm" svg:y1="4.175cm" svg:x2="19.732cm" svg:y2="10.525cm">
          <text:p/>
        </draw:line>
        <draw:line draw:style-name="gr6" draw:text-style-name="P3" draw:layer="layout" svg:x1="20.685cm" svg:y1="2.905cm" svg:x2="25.13cm" svg:y2="3.54cm">
          <text:p/>
        </draw:line>
        <draw:line draw:style-name="gr6" draw:text-style-name="P3" draw:layer="layout" svg:x1="20.685cm" svg:y1="11.795cm" svg:x2="25.13cm" svg:y2="10.843cm">
          <text:p/>
        </draw:line>
        <draw:line draw:style-name="gr3" draw:text-style-name="P3" draw:layer="layout" svg:x1="23.224cm" svg:y1="7.667cm" svg:x2="27.987cm" svg:y2="7.667cm">
          <text:p/>
        </draw:line>
        <draw:line draw:style-name="gr6" draw:text-style-name="P3" draw:layer="layout" svg:x1="19.732cm" svg:y1="2.27cm" svg:x2="20.367cm" svg:y2="0.365cm">
          <text:p/>
        </draw:line>
        <draw:line draw:style-name="gr6" draw:text-style-name="P3" draw:layer="layout" svg:x1="20.685cm" svg:y1="14.652cm" svg:x2="19.732cm" svg:y2="12.43cm">
          <text:p/>
        </draw:line>
        <draw:custom-shape draw:style-name="gr9" draw:text-style-name="P1" draw:layer="layout" svg:width="4.127cm" svg:height="2.857cm" svg:x="4.492cm" svg:y="6.08cm">
          <text:p text:style-name="P1">miner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8.62cm" svg:y1="6.715cm" svg:x2="14.97cm" svg:y2="6.715cm">
          <text:p/>
        </draw:line>
        <draw:frame draw:style-name="gr11" draw:text-style-name="P5" draw:layer="layout" svg:width="2.69cm" svg:height="1.039cm" svg:x="10.207cm" svg:y="5.993cm">
          <draw:text-box>
            <text:p><text:span text:style-name="T1">getwork</text:span><text:span text:style-name="T2"> req</text:span></text:p>
          </draw:text-box>
        </draw:frame>
        <draw:custom-shape draw:style-name="gr12" draw:text-style-name="P7" draw:layer="layout" svg:width="3.493cm" svg:height="1.905cm" svg:x="10.207cm" svg:y="7.032cm">
          <text:p text:style-name="P6"><text:span text:style-name="T3">{</text:span></text:p>
          <text:p text:style-name="P6"><text:span text:style-name="T3"><text:s text:c="2"/></text:span><text:span text:style-name="T3">"method":"getwor</text:span><text:span text:style-name="T3">k",</text:span></text:p>
          <text:p text:style-name="P6"><text:span text:style-name="T3"><text:s text:c="2"/></text:span><text:span text:style-name="T3">"params": [],</text:span></text:p>
          <text:p text:style-name="P6"><text:span text:style-name="T3"><text:s text:c="2"/></text:span><text:span text:style-name="T3">"id":1</text:span></text:p>
          <text:p text:style-name="P6"><text:span text:style-name="T3">}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.857cm" svg:height="2.857cm" svg:x="14.969cm" svg:y="6.081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2.271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19cm" svg:y="6.716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10.526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826cm" svg:y1="7.668cm" svg:x2="21.319cm" svg:y2="7.668cm">
          <text:p/>
        </draw:line>
        <draw:line draw:style-name="gr4" draw:text-style-name="P3" draw:layer="layout" svg:x1="16.239cm" svg:y1="6.081cm" svg:x2="18.779cm" svg:y2="3.223cm">
          <text:p/>
        </draw:line>
        <draw:line draw:style-name="gr5" draw:text-style-name="P3" draw:layer="layout" svg:x1="16.239cm" svg:y1="8.938cm" svg:x2="18.779cm" svg:y2="11.478cm">
          <text:p/>
        </draw:line>
        <draw:line draw:style-name="gr6" draw:text-style-name="P3" draw:layer="layout" svg:x1="20.684cm" svg:y1="3.223cm" svg:x2="22.271cm" svg:y2="6.716cm">
          <text:p/>
        </draw:line>
        <draw:line draw:style-name="gr7" draw:text-style-name="P3" draw:layer="layout" svg:x1="22.271cm" svg:y1="8.621cm" svg:x2="20.684cm" svg:y2="11.478cm">
          <text:p/>
        </draw:line>
        <draw:line draw:style-name="gr8" draw:text-style-name="P3" draw:layer="layout" svg:x1="19.731cm" svg:y1="4.176cm" svg:x2="19.731cm" svg:y2="10.526cm">
          <text:p/>
        </draw:line>
        <draw:line draw:style-name="gr6" draw:text-style-name="P3" draw:layer="layout" svg:x1="20.684cm" svg:y1="2.906cm" svg:x2="25.129cm" svg:y2="3.541cm">
          <text:p/>
        </draw:line>
        <draw:line draw:style-name="gr6" draw:text-style-name="P3" draw:layer="layout" svg:x1="20.684cm" svg:y1="11.796cm" svg:x2="25.129cm" svg:y2="10.844cm">
          <text:p/>
        </draw:line>
        <draw:line draw:style-name="gr3" draw:text-style-name="P3" draw:layer="layout" svg:x1="23.223cm" svg:y1="7.668cm" svg:x2="27.986cm" svg:y2="7.668cm">
          <text:p/>
        </draw:line>
        <draw:line draw:style-name="gr6" draw:text-style-name="P3" draw:layer="layout" svg:x1="19.731cm" svg:y1="2.271cm" svg:x2="20.366cm" svg:y2="0.366cm">
          <text:p/>
        </draw:line>
        <draw:line draw:style-name="gr6" draw:text-style-name="P3" draw:layer="layout" svg:x1="20.684cm" svg:y1="14.653cm" svg:x2="19.731cm" svg:y2="12.431cm">
          <text:p/>
        </draw:line>
        <draw:custom-shape draw:style-name="gr9" draw:text-style-name="P1" draw:layer="layout" svg:width="4.127cm" svg:height="2.857cm" svg:x="4.491cm" svg:y="6.08cm">
          <text:p text:style-name="P1">miner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8.619cm" svg:y1="6.715cm" svg:x2="14.969cm" svg:y2="6.715cm">
          <text:p/>
        </draw:line>
        <draw:frame draw:style-name="gr11" draw:text-style-name="P5" draw:layer="layout" svg:width="2.69cm" svg:height="1.039cm" svg:x="10.206cm" svg:y="5.993cm">
          <draw:text-box>
            <text:p><text:span text:style-name="T1">getwork</text:span><text:span text:style-name="T2"> req</text:span></text:p>
          </draw:text-box>
        </draw:frame>
        <draw:line draw:style-name="gr10" draw:text-style-name="P4" draw:layer="layout" svg:x1="14.97cm" svg:y1="8.302cm" svg:x2="8.62cm" svg:y2="8.302cm">
          <text:p/>
        </draw:line>
        <draw:frame draw:style-name="gr11" draw:text-style-name="P5" draw:layer="layout" svg:width="2.631cm" svg:height="1.039cm" svg:x="10.207cm" svg:y="7.581cm">
          <draw:text-box>
            <text:p><text:span text:style-name="T1">getwork</text:span><text:span text:style-name="T2"> res</text:span></text:p>
          </draw:text-box>
        </draw:frame>
        <draw:custom-shape draw:style-name="gr13" draw:text-style-name="P9" draw:layer="layout" svg:width="3.81cm" svg:height="4.445cm" svg:x="9.89cm" svg:y="8.62cm">
          <text:p text:style-name="P8"><text:span text:style-name="T2">{</text:span></text:p>
          <text:p text:style-name="P8"><text:span text:style-name="T2"><text:s text:c="2"/></text:span><text:span text:style-name="T2">"id": "1",</text:span></text:p>
          <text:p text:style-name="P8"><text:span text:style-name="T2"><text:s text:c="2"/></text:span><text:span text:style-name="T2">"result": {</text:span></text:p>
          <text:p text:style-name="P8"><text:span text:style-name="T2"><text:s text:c="4"/></text:span><text:span text:style-name="T2">"hash1":"000...",</text:span></text:p>
          <text:p text:style-name="P8"><text:span text:style-name="T2"><text:s text:c="4"/></text:span><text:span text:style-name="T2">"data":"...",</text:span></text:p>
          <text:p text:style-name="P8"><text:span text:style-name="T2"><text:s text:c="4"/></text:span><text:span text:style-name="T2">"midstate":"...",</text:span></text:p>
          <text:p text:style-name="P8"><text:span text:style-name="T2"><text:s text:c="4"/></text:span><text:span text:style-name="T2">"target":"fff...000"</text:span></text:p>
          <text:p text:style-name="P8"><text:span text:style-name="T2"><text:s text:c="2"/></text:span><text:span text:style-name="T2">},</text:span></text:p>
          <text:p text:style-name="P8"><text:span text:style-name="T2"><text:s text:c="2"/></text:span><text:span text:style-name="T2">"error": null</text:span></text:p>
          <text:p text:style-name="P8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.857cm" svg:height="2.857cm" svg:x="14.969cm" svg:y="6.082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2.272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19cm" svg:y="6.717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10.527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826cm" svg:y1="7.669cm" svg:x2="21.319cm" svg:y2="7.669cm">
          <text:p/>
        </draw:line>
        <draw:line draw:style-name="gr4" draw:text-style-name="P3" draw:layer="layout" svg:x1="16.239cm" svg:y1="6.082cm" svg:x2="18.779cm" svg:y2="3.224cm">
          <text:p/>
        </draw:line>
        <draw:line draw:style-name="gr5" draw:text-style-name="P3" draw:layer="layout" svg:x1="16.239cm" svg:y1="8.939cm" svg:x2="18.779cm" svg:y2="11.479cm">
          <text:p/>
        </draw:line>
        <draw:line draw:style-name="gr6" draw:text-style-name="P3" draw:layer="layout" svg:x1="20.684cm" svg:y1="3.224cm" svg:x2="22.271cm" svg:y2="6.717cm">
          <text:p/>
        </draw:line>
        <draw:line draw:style-name="gr7" draw:text-style-name="P3" draw:layer="layout" svg:x1="22.271cm" svg:y1="8.622cm" svg:x2="20.684cm" svg:y2="11.479cm">
          <text:p/>
        </draw:line>
        <draw:line draw:style-name="gr8" draw:text-style-name="P3" draw:layer="layout" svg:x1="19.731cm" svg:y1="4.177cm" svg:x2="19.731cm" svg:y2="10.527cm">
          <text:p/>
        </draw:line>
        <draw:line draw:style-name="gr6" draw:text-style-name="P3" draw:layer="layout" svg:x1="20.684cm" svg:y1="2.907cm" svg:x2="25.129cm" svg:y2="3.542cm">
          <text:p/>
        </draw:line>
        <draw:line draw:style-name="gr6" draw:text-style-name="P3" draw:layer="layout" svg:x1="20.684cm" svg:y1="11.797cm" svg:x2="25.129cm" svg:y2="10.845cm">
          <text:p/>
        </draw:line>
        <draw:line draw:style-name="gr3" draw:text-style-name="P3" draw:layer="layout" svg:x1="23.223cm" svg:y1="7.669cm" svg:x2="27.986cm" svg:y2="7.669cm">
          <text:p/>
        </draw:line>
        <draw:line draw:style-name="gr6" draw:text-style-name="P3" draw:layer="layout" svg:x1="19.731cm" svg:y1="2.272cm" svg:x2="20.366cm" svg:y2="0.367cm">
          <text:p/>
        </draw:line>
        <draw:line draw:style-name="gr6" draw:text-style-name="P3" draw:layer="layout" svg:x1="20.684cm" svg:y1="14.654cm" svg:x2="19.731cm" svg:y2="12.432cm">
          <text:p/>
        </draw:line>
        <draw:custom-shape draw:style-name="gr9" draw:text-style-name="P1" draw:layer="layout" svg:width="4.127cm" svg:height="2.857cm" svg:x="4.491cm" svg:y="6.081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23cm" svg:height="1.905cm" svg:x="4.723cm" svg:y="3.54cm">
          <text:p text:style-name="P10"><text:span text:style-name="T4">NONCE =</text:span><text:span text:style-name="T3"> ?</text:span><text:span text:style-name="T4">BLOCK# </text:span><text:span text:style-name="T5">= ?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209cm" svg:height="1.209cm" draw:transform="rotate (-2.1544344286618) translate (8.62cm 4.206cm)">
          <draw:image xlink:href="Pictures/1000000100000320000003209ED909940D3B0983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" draw:text-style-name="P2" draw:layer="layout" svg:width="2.857cm" svg:height="2.857cm" svg:x="14.969cm" svg:y="6.082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2.272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19cm" svg:y="6.717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10.527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826cm" svg:y1="7.669cm" svg:x2="21.319cm" svg:y2="7.669cm">
          <text:p/>
        </draw:line>
        <draw:line draw:style-name="gr4" draw:text-style-name="P3" draw:layer="layout" svg:x1="16.239cm" svg:y1="6.082cm" svg:x2="18.779cm" svg:y2="3.224cm">
          <text:p/>
        </draw:line>
        <draw:line draw:style-name="gr5" draw:text-style-name="P3" draw:layer="layout" svg:x1="16.239cm" svg:y1="8.939cm" svg:x2="18.779cm" svg:y2="11.479cm">
          <text:p/>
        </draw:line>
        <draw:line draw:style-name="gr6" draw:text-style-name="P3" draw:layer="layout" svg:x1="20.684cm" svg:y1="3.224cm" svg:x2="22.271cm" svg:y2="6.717cm">
          <text:p/>
        </draw:line>
        <draw:line draw:style-name="gr7" draw:text-style-name="P3" draw:layer="layout" svg:x1="22.271cm" svg:y1="8.622cm" svg:x2="20.684cm" svg:y2="11.479cm">
          <text:p/>
        </draw:line>
        <draw:line draw:style-name="gr8" draw:text-style-name="P3" draw:layer="layout" svg:x1="19.731cm" svg:y1="4.177cm" svg:x2="19.731cm" svg:y2="10.527cm">
          <text:p/>
        </draw:line>
        <draw:line draw:style-name="gr6" draw:text-style-name="P3" draw:layer="layout" svg:x1="20.684cm" svg:y1="2.907cm" svg:x2="25.129cm" svg:y2="3.542cm">
          <text:p/>
        </draw:line>
        <draw:line draw:style-name="gr6" draw:text-style-name="P3" draw:layer="layout" svg:x1="20.684cm" svg:y1="11.797cm" svg:x2="25.129cm" svg:y2="10.845cm">
          <text:p/>
        </draw:line>
        <draw:line draw:style-name="gr3" draw:text-style-name="P3" draw:layer="layout" svg:x1="23.223cm" svg:y1="7.669cm" svg:x2="27.986cm" svg:y2="7.669cm">
          <text:p/>
        </draw:line>
        <draw:line draw:style-name="gr6" draw:text-style-name="P3" draw:layer="layout" svg:x1="19.731cm" svg:y1="2.272cm" svg:x2="20.366cm" svg:y2="0.367cm">
          <text:p/>
        </draw:line>
        <draw:line draw:style-name="gr6" draw:text-style-name="P3" draw:layer="layout" svg:x1="20.684cm" svg:y1="14.654cm" svg:x2="19.731cm" svg:y2="12.432cm">
          <text:p/>
        </draw:line>
        <draw:custom-shape draw:style-name="gr9" draw:text-style-name="P1" draw:layer="layout" svg:width="4.127cm" svg:height="2.857cm" svg:x="4.491cm" svg:y="6.081cm">
          <text:p text:style-name="P1">miner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8.619cm" svg:y1="6.716cm" svg:x2="14.969cm" svg:y2="6.716cm">
          <text:p/>
        </draw:line>
        <draw:frame draw:style-name="gr11" draw:text-style-name="P5" draw:layer="layout" svg:width="2.69cm" svg:height="1.039cm" svg:x="10.206cm" svg:y="5.994cm">
          <draw:text-box>
            <text:p><text:span text:style-name="T1">getwork</text:span><text:span text:style-name="T2"> req</text:span></text:p>
          </draw:text-box>
        </draw:frame>
        <draw:custom-shape draw:style-name="gr16" draw:text-style-name="P13" draw:layer="layout" svg:width="2.223cm" svg:height="2.857cm" svg:x="10.524cm" svg:y="7.033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.857cm" svg:height="2.857cm" svg:x="14.969cm" svg:y="6.083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2.273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19cm" svg:y="6.718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10.528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826cm" svg:y1="7.67cm" svg:x2="21.319cm" svg:y2="7.67cm">
          <text:p/>
        </draw:line>
        <draw:line draw:style-name="gr4" draw:text-style-name="P3" draw:layer="layout" svg:x1="16.239cm" svg:y1="6.083cm" svg:x2="18.779cm" svg:y2="3.225cm">
          <text:p/>
        </draw:line>
        <draw:line draw:style-name="gr5" draw:text-style-name="P3" draw:layer="layout" svg:x1="16.239cm" svg:y1="8.94cm" svg:x2="18.779cm" svg:y2="11.48cm">
          <text:p/>
        </draw:line>
        <draw:line draw:style-name="gr6" draw:text-style-name="P3" draw:layer="layout" svg:x1="20.684cm" svg:y1="3.225cm" svg:x2="22.271cm" svg:y2="6.718cm">
          <text:p/>
        </draw:line>
        <draw:line draw:style-name="gr7" draw:text-style-name="P3" draw:layer="layout" svg:x1="22.271cm" svg:y1="8.623cm" svg:x2="20.684cm" svg:y2="11.48cm">
          <text:p/>
        </draw:line>
        <draw:line draw:style-name="gr8" draw:text-style-name="P3" draw:layer="layout" svg:x1="19.731cm" svg:y1="4.178cm" svg:x2="19.731cm" svg:y2="10.528cm">
          <text:p/>
        </draw:line>
        <draw:line draw:style-name="gr6" draw:text-style-name="P3" draw:layer="layout" svg:x1="20.684cm" svg:y1="2.908cm" svg:x2="25.129cm" svg:y2="3.543cm">
          <text:p/>
        </draw:line>
        <draw:line draw:style-name="gr6" draw:text-style-name="P3" draw:layer="layout" svg:x1="20.684cm" svg:y1="11.798cm" svg:x2="25.129cm" svg:y2="10.846cm">
          <text:p/>
        </draw:line>
        <draw:line draw:style-name="gr3" draw:text-style-name="P3" draw:layer="layout" svg:x1="23.223cm" svg:y1="7.67cm" svg:x2="27.986cm" svg:y2="7.67cm">
          <text:p/>
        </draw:line>
        <draw:line draw:style-name="gr6" draw:text-style-name="P3" draw:layer="layout" svg:x1="19.731cm" svg:y1="2.273cm" svg:x2="20.366cm" svg:y2="0.368cm">
          <text:p/>
        </draw:line>
        <draw:line draw:style-name="gr6" draw:text-style-name="P3" draw:layer="layout" svg:x1="20.684cm" svg:y1="14.655cm" svg:x2="19.731cm" svg:y2="12.433cm">
          <text:p/>
        </draw:line>
        <draw:custom-shape draw:style-name="gr9" draw:text-style-name="P1" draw:layer="layout" svg:width="4.127cm" svg:height="2.857cm" svg:x="4.491cm" svg:y="6.082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223cm" svg:height="2.857cm" svg:x="15.922cm" svg:y="2.905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223cm" svg:height="2.857cm" svg:x="15.605cm" svg:y="9.89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223cm" svg:height="2.857cm" svg:x="21.637cm" svg:y="1.635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223cm" svg:height="2.857cm" svg:x="21.954cm" svg:y="10.207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0.722cm" svg:height="0.722cm" svg:x="5.127cm" svg:y="9.255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5" draw:text-style-name="P4" draw:layer="layout" svg:width="0.722cm" svg:height="0.722cm" svg:x="6.079cm" svg:y="9.255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5" draw:text-style-name="P4" draw:layer="layout" svg:width="0.722cm" svg:height="0.722cm" svg:x="7.032cm" svg:y="9.255cm">
          <draw:image xlink:href="Pictures/10000001000004B0000004B080829FC05E8F5203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7" draw:text-style-name="P14" draw:layer="layout" svg:width="2.54cm" svg:height="3.175cm" svg:x="17.51cm" svg:y="5.762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7cm" svg:height="2.857cm" svg:x="4.492cm" svg:y="5.762cm">
          <text:p text:style-name="P1">miner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8.62cm" svg:y1="6.08cm" svg:x2="17.51cm" svg:y2="6.08cm">
          <text:p/>
        </draw:line>
        <draw:frame draw:style-name="gr11" draw:text-style-name="P5" draw:layer="layout" svg:width="2.69cm" svg:height="1.039cm" draw:transform="rotate (0.0123918376891597) translate (11.632cm 5.478cm)">
          <draw:text-box>
            <text:p><text:span text:style-name="T1">getwork</text:span><text:span text:style-name="T2"> req</text:span></text:p>
          </draw:text-box>
        </draw:frame>
        <draw:custom-shape draw:style-name="gr19" draw:text-style-name="P15" draw:layer="layout" svg:width="4.128cm" svg:height="3.493cm" svg:x="10.842cm" svg:y="6.397cm">
          <text:p text:style-name="P8"><text:span text:style-name="T2">{</text:span></text:p>
          <text:p text:style-name="P8"><text:span text:style-name="T2"><text:s text:c="2"/></text:span><text:span text:style-name="T2">"method":"ge</text:span><text:span text:style-name="T2">twork",</text:span></text:p>
          <text:p text:style-name="P8"><text:span text:style-name="T2"><text:s text:c="2"/></text:span><text:span text:style-name="T2">"params": </text:span><text:span text:style-name="T2">[ ],</text:span></text:p>
          <text:p text:style-name="P8"><text:span text:style-name="T2"><text:s text:c="2"/></text:span><text:span text:style-name="T2">"id":1</text:span></text:p>
          <text:p text:style-name="P8"><text:span text:style-name="T2">}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7" draw:text-style-name="P14" draw:layer="layout" svg:width="2.54cm" svg:height="3.175cm" svg:x="17.51cm" svg:y="5.762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7cm" svg:height="2.857cm" svg:x="4.492cm" svg:y="5.762cm">
          <text:p text:style-name="P1">miner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8.62cm" svg:y1="6.08cm" svg:x2="17.51cm" svg:y2="6.08cm">
          <text:p/>
        </draw:line>
        <draw:frame draw:style-name="gr11" draw:text-style-name="P5" draw:layer="layout" svg:width="2.69cm" svg:height="1.039cm" draw:transform="rotate (0.0123918376891597) translate (11.632cm 5.478cm)">
          <draw:text-box>
            <text:p><text:span text:style-name="T1">getwork</text:span><text:span text:style-name="T2"> req</text:span></text:p>
          </draw:text-box>
        </draw:frame>
        <draw:line draw:style-name="gr18" draw:text-style-name="P4" draw:layer="layout" svg:x1="17.51cm" svg:y1="7.032cm" svg:x2="8.62cm" svg:y2="7.032cm">
          <text:p/>
        </draw:line>
        <draw:frame draw:style-name="gr11" draw:text-style-name="P5" draw:layer="layout" svg:width="2.69cm" svg:height="1.039cm" draw:transform="rotate (0.0123918376891597) translate (11.632cm 6.43cm)">
          <draw:text-box>
            <text:p><text:span text:style-name="T1">getwork</text:span><text:span text:style-name="T2"> res</text:span></text:p>
          </draw:text-box>
        </draw:frame>
        <draw:custom-shape draw:style-name="gr21" draw:text-style-name="P9" draw:layer="layout" svg:width="4.445cm" svg:height="4.763cm" svg:x="10.842cm" svg:y="7.667cm">
          <text:p text:style-name="P8"><text:span text:style-name="T2">{</text:span></text:p>
          <text:p text:style-name="P8"><text:span text:style-name="T2"><text:s text:c="2"/></text:span><text:span text:style-name="T2">"id": "1",</text:span></text:p>
          <text:p text:style-name="P8"><text:span text:style-name="T2"><text:s text:c="2"/></text:span><text:span text:style-name="T2">"result": {</text:span></text:p>
          <text:p text:style-name="P8"><text:span text:style-name="T2"><text:s text:c="4"/></text:span><text:span text:style-name="T2">"hash1":"00</text:span><text:span text:style-name="T2">0...",</text:span></text:p>
          <text:p text:style-name="P8"><text:span text:style-name="T2"><text:s text:c="4"/></text:span><text:span text:style-name="T2">"data":"...",</text:span></text:p>
          <text:p text:style-name="P8"><text:span text:style-name="T2"><text:s text:c="4"/></text:span><text:span text:style-name="T2">"midstate":"</text:span><text:span text:style-name="T2">...",</text:span></text:p>
          <text:p text:style-name="P8"><text:span text:style-name="T2"><text:s text:c="4"/></text:span><text:span text:style-name="T2">"target":"fff..</text:span><text:span text:style-name="T2">.000"</text:span></text:p>
          <text:p text:style-name="P8"><text:span text:style-name="T2"><text:s text:c="2"/></text:span><text:span text:style-name="T2">},</text:span></text:p>
          <text:p text:style-name="P8"><text:span text:style-name="T2"><text:s text:c="2"/></text:span><text:span text:style-name="T2">"error": </text:span><text:span text:style-name="T2">null</text:span></text:p>
          <text:p text:style-name="P8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custom-shape draw:style-name="gr17" draw:text-style-name="P14" draw:layer="layout" svg:width="2.54cm" svg:height="3.175cm" svg:x="17.51cm" svg:y="5.762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7cm" svg:height="2.857cm" svg:x="4.492cm" svg:y="5.762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23cm" svg:height="1.905cm" svg:x="5.762cm" svg:y="3.541cm">
          <text:p text:style-name="P10"><text:span text:style-name="T4">NONCE =</text:span><text:span text:style-name="T3"> ?</text:span><text:span text:style-name="T4">BLOCK# </text:span><text:span text:style-name="T5">= ?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209cm" svg:height="1.209cm" draw:transform="rotate (-2.1544344286618) translate (9.659cm 4.207cm)">
          <draw:image xlink:href="Pictures/1000000100000320000003209ED909940D3B0983.png" xlink:type="simple" xlink:show="embed" xlink:actuate="onLoad" draw:mime-type="image/png">
            <text:p/>
          </draw:image>
        </draw:frame>
        <draw:custom-shape draw:style-name="gr22" draw:text-style-name="P16" draw:layer="layout" svg:width="2.223cm" svg:height="2.857cm" svg:x="12.112cm" svg:y="7.985cm">
          <text:p text:style-name="P12"><text:span text:style-name="T6">share</text:span></text:p>
          <text:p text:style-name="P12"><text:span text:style-name="T3"/></text:p>
          <text:p text:style-name="P12"><text:span text:style-name="T4">NONCE = A</text:span></text:p>
          <text:p text:style-name="P12"><text:span text:style-name="T4">BLOCK# =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8.62cm" svg:y1="7.667cm" svg:x2="17.51cm" svg:y2="7.667cm">
          <text:p/>
        </draw:line>
        <draw:frame draw:style-name="gr11" draw:text-style-name="P5" draw:layer="layout" svg:width="2.69cm" svg:height="1.039cm" draw:transform="rotate (0.0123918376891597) translate (11.949cm 6.946cm)">
          <draw:text-box>
            <text:p><text:span text:style-name="T1">getwork</text:span><text:span text:style-name="T2"> req</text:span></text:p>
          </draw:text-box>
        </draw:frame>
      </draw:page>
      <draw:page draw:name="page9" draw:style-name="dp1" draw:master-page-name="Default">
        <draw:custom-shape draw:style-name="gr17" draw:text-style-name="P14" draw:layer="layout" svg:width="2.54cm" svg:height="3.175cm" svg:x="17.51cm" svg:y="5.762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7cm" svg:height="2.857cm" svg:x="4.492cm" svg:y="5.762cm">
          <text:p text:style-name="P1">miner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23cm" svg:height="1.905cm" svg:x="5.762cm" svg:y="3.541cm">
          <text:p text:style-name="P10"><text:span text:style-name="T4">NONCE =</text:span><text:span text:style-name="T3"> ?</text:span><text:span text:style-name="T4">BLOCK# </text:span><text:span text:style-name="T5">= ?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209cm" svg:height="1.209cm" draw:transform="rotate (-2.1544344286618) translate (9.659cm 4.207cm)">
          <draw:image xlink:href="Pictures/1000000100000320000003209ED909940D3B0983.png" xlink:type="simple" xlink:show="embed" xlink:actuate="onLoad" draw:mime-type="image/png">
            <text:p/>
          </draw:image>
        </draw:frame>
        <draw:line draw:style-name="gr18" draw:text-style-name="P4" draw:layer="layout" svg:x1="8.62cm" svg:y1="7.667cm" svg:x2="17.51cm" svg:y2="7.667cm">
          <text:p/>
        </draw:line>
        <draw:frame draw:style-name="gr11" draw:text-style-name="P5" draw:layer="layout" svg:width="2.69cm" svg:height="1.039cm" draw:transform="rotate (0.0123918376891597) translate (11.949cm 6.946cm)">
          <draw:text-box>
            <text:p><text:span text:style-name="T1">getwork</text:span><text:span text:style-name="T2"> req</text:span></text:p>
          </draw:text-box>
        </draw:frame>
        <draw:custom-shape draw:style-name="gr16" draw:text-style-name="P13" draw:layer="layout" svg:width="2.223cm" svg:height="2.857cm" svg:x="12.112cm" svg:y="7.985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line draw:style-name="gr6" draw:text-style-name="P3" draw:layer="layout" svg:x1="20.686cm" svg:y1="2.894cm" svg:x2="25.131cm" svg:y2="3.529cm">
          <text:p/>
        </draw:line>
        <draw:line draw:style-name="gr6" draw:text-style-name="P3" draw:layer="layout" svg:x1="20.686cm" svg:y1="11.784cm" svg:x2="25.131cm" svg:y2="10.832cm">
          <text:p/>
        </draw:line>
        <draw:custom-shape draw:style-name="gr1" draw:text-style-name="P2" draw:layer="layout" svg:width="2.857cm" svg:height="2.857cm" svg:x="14.969cm" svg:y="6.081cm">
          <text:p text:style-name="P1">bitcoin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2.271cm">
          <text:p text:style-name="P1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905cm" svg:x="21.319cm" svg:y="6.716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905cm" svg:height="1.905cm" svg:x="18.779cm" svg:y="10.526cm">
          <text:p text:style-name="P1">pe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6.239cm" svg:y1="6.081cm" svg:x2="18.779cm" svg:y2="3.223cm">
          <text:p/>
        </draw:line>
        <draw:line draw:style-name="gr5" draw:text-style-name="P3" draw:layer="layout" svg:x1="16.239cm" svg:y1="8.938cm" svg:x2="18.779cm" svg:y2="11.478cm">
          <text:p/>
        </draw:line>
        <draw:line draw:style-name="gr6" draw:text-style-name="P3" draw:layer="layout" svg:x1="20.684cm" svg:y1="3.223cm" svg:x2="22.271cm" svg:y2="6.716cm">
          <text:p/>
        </draw:line>
        <draw:line draw:style-name="gr7" draw:text-style-name="P3" draw:layer="layout" svg:x1="22.271cm" svg:y1="8.621cm" svg:x2="20.684cm" svg:y2="11.478cm">
          <text:p/>
        </draw:line>
        <draw:line draw:style-name="gr8" draw:text-style-name="P3" draw:layer="layout" svg:x1="19.731cm" svg:y1="4.176cm" svg:x2="19.731cm" svg:y2="10.526cm">
          <text:p/>
        </draw:line>
        <draw:line draw:style-name="gr6" draw:text-style-name="P3" draw:layer="layout" svg:x1="19.731cm" svg:y1="2.271cm" svg:x2="20.366cm" svg:y2="0.366cm">
          <text:p/>
        </draw:line>
        <draw:custom-shape draw:style-name="gr16" draw:text-style-name="P13" draw:layer="layout" svg:width="2.223cm" svg:height="2.857cm" svg:x="15.286cm" svg:y="1.636cm"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223cm" svg:height="2.857cm" svg:x="15.286cm" svg:y="10.432cm">
          <text:p text:style-name="P12"><text:span text:style-name="T4">NONCE = X</text:span></text:p>
          <text:p text:style-name="P12"><text:span text:style-name="T4">BLOCK# = 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223cm" svg:height="2.857cm" svg:x="21.954cm" svg:y="2.588cm"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2.223cm" svg:height="2.857cm" svg:x="21.636cm" svg:y="9.891cm"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2.54cm" svg:height="3.175cm" svg:x="8.62cm" svg:y="5.761cm">
          <text:p text:style-name="P1">poo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127cm" svg:height="2.857cm" svg:x="1.635cm" svg:y="5.763cm">
          <text:p text:style-name="P1">miner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0.722cm" svg:height="0.722cm" svg:x="8.533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5" draw:text-style-name="P4" draw:layer="layout" svg:width="0.722cm" svg:height="0.722cm" svg:x="9.485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frame draw:style-name="gr15" draw:text-style-name="P4" draw:layer="layout" svg:width="0.722cm" svg:height="0.722cm" svg:x="10.438cm" svg:y="9.168cm">
          <draw:image xlink:href="Pictures/10000001000004B0000004B080829FC05E8F5203.png" xlink:type="simple" xlink:show="embed" xlink:actuate="onLoad" draw:mime-type="image/png">
            <text:p/>
          </draw:image>
        </draw:frame>
        <draw:line draw:style-name="gr3" draw:text-style-name="P3" draw:layer="layout" svg:x1="17.827cm" svg:y1="7.667cm" svg:x2="21.32cm" svg:y2="7.667cm">
          <text:p/>
        </draw:line>
        <draw:line draw:style-name="gr3" draw:text-style-name="P3" draw:layer="layout" svg:x1="23.224cm" svg:y1="7.667cm" svg:x2="27.987cm" svg:y2="7.667cm">
          <text:p/>
        </draw:line>
        <draw:line draw:style-name="gr6" draw:text-style-name="P3" draw:layer="layout" svg:x1="20.686cm" svg:y1="14.652cm" svg:x2="19.733cm" svg:y2="12.43cm">
          <text:p/>
        </draw:line>
        <draw:line draw:style-name="gr18" draw:text-style-name="P4" draw:layer="layout" svg:x1="11.16cm" svg:y1="7.667cm" svg:x2="14.97cm" svg:y2="7.667cm">
          <text:p/>
        </draw:line>
        <draw:frame draw:style-name="gr11" draw:text-style-name="P5" draw:layer="layout" svg:width="2.69cm" svg:height="1.039cm" draw:transform="rotate (0.0123918376891597) translate (11.949cm 6.946cm)">
          <draw:text-box>
            <text:p><text:span text:style-name="T1">getwork</text:span><text:span text:style-name="T2"> req</text:span></text:p>
          </draw:text-box>
        </draw:frame>
        <draw:custom-shape draw:style-name="gr16" draw:text-style-name="P13" draw:layer="layout" svg:width="2.223cm" svg:height="2.857cm" svg:x="12.112cm" svg:y="7.985cm">
          <text:p text:style-name="P12"><text:span text:style-name="T6">block</text:span></text:p>
          <text:p text:style-name="P12"><text:span text:style-name="T3"/></text:p>
          <text:p text:style-name="P12"><text:span text:style-name="T4">NONCE = X</text:span></text:p>
          <text:p text:style-name="P12"><text:span text:style-name="T4">BLOCK# = 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1:19:05.325233175</meta:creation-date>
    <dc:date>2023-11-23T21:14:16.191751340</dc:date>
    <meta:editing-duration>PT2H9M27S</meta:editing-duration>
    <meta:editing-cycles>31</meta:editing-cycles>
    <meta:generator>LibreOffice/7.4.7.2$Linux_X86_64 LibreOffice_project/40$Build-2</meta:generator>
    <meta:document-statistic meta:object-count="153"/>
  </office:meta>
</office:document-meta>
</file>